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family-generic="roman" style:font-pitch="variable" style:name="Symbol" svg:font-family="Symbol"/>
    <style:font-face style:font-charset="x-symbol" style:font-family-generic="system" style:font-pitch="variable" style:name="Wingdings" svg:font-family="Wingdings"/>
    <style:font-face style:name="Arial1" svg:font-family="Arial"/>
    <style:font-face style:font-family-generic="system" style:name="StarSymbol" svg:font-family="StarSymbol"/>
    <style:font-face style:font-family-generic="modern" style:font-pitch="fixed" style:name="Courier New" svg:font-family="'Courier New'"/>
    <style:font-face style:font-pitch="variable" style:name="Liberation Serif1" svg:font-family="'Liberation Serif'"/>
    <style:font-face style:font-pitch="variable" style:name="NewsGotT" svg:font-family="NewsGotT"/>
    <style:font-face style:font-family-generic="roman" style:font-pitch="variable" style:name="Calibri" svg:font-family="Calibri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Negrita" style:font-family-generic="swiss" style:font-pitch="variable" style:name="Arial2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1" svg:font-family="Calibri, 'Century Gothic'"/>
    <style:font-face style:font-family-generic="swiss" style:font-pitch="variable" style:name="Lucida Sans" svg:font-family="'Lucida Sans'"/>
    <style:font-face style:font-family-generic="swiss" style:font-pitch="variable" style:name="Lucida Sans Unicode" svg:font-family="'Lucida Sans Unicode'"/>
    <style:font-face style:font-family-generic="swiss" style:font-pitch="variable" style:name="SimSun1" svg:font-family="SimSun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Verdana" svg:font-family="Verdana"/>
    <style:font-face style:font-family-generic="system" style:font-pitch="variable" style:name="Arial3" svg:font-family="Arial"/>
    <style:font-face style:font-family-generic="system" style:font-pitch="variable" style:name="Calibri2" svg:font-family="Calibri"/>
    <style:font-face style:font-family-generic="system" style:font-pitch="variable" style:name="Lucida Sans1" svg:font-family="'Lucida Sans'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fo:color="#000000" fo:font-size="10pt" fo:font-style="italic" style:font-name="Arial" style:font-size-asian="10pt" style:font-size-complex="10pt" style:font-style-asian="italic" style:font-style-complex="italic"/>
    </style:style>
    <style:style style:family="paragraph" style:name="P2" style:parent-style-name="Standard">
      <style:paragraph-properties fo:text-align="end" style:justify-single-word="false"/>
      <style:text-properties fo:color="#000000" fo:font-size="10pt" fo:font-style="italic" style:font-name="Arial" style:font-size-asian="10pt" style:font-size-complex="10pt" style:font-style-asian="italic" style:font-style-complex="italic"/>
    </style:style>
    <style:style style:family="paragraph" style:name="P3" style:parent-style-name="Standard">
      <style:paragraph-properties fo:text-align="end" style:justify-single-word="false"/>
      <style:text-properties fo:font-size="10pt" fo:font-style="italic" style:font-name="Arial" style:font-size-asian="10pt" style:font-size-complex="10pt" style:font-style-asian="italic" style:font-style-complex="italic"/>
    </style:style>
    <style:style style:family="paragraph" style:name="P4" style:parent-style-name="Text_20_body">
      <style:paragraph-properties fo:margin-bottom="0.21cm" fo:margin-top="0cm" fo:text-align="justify" loext:contextual-spacing="false" style:justify-single-word="false"/>
      <style:text-properties fo:color="#000000" fo:font-size="10pt" style:font-name="Arial" style:font-size-asian="10pt" style:font-size-complex="10pt"/>
    </style:style>
    <style:style style:family="paragraph" style:name="P5" style:parent-style-name="Text_20_body">
      <style:paragraph-properties fo:margin-bottom="0.21cm" fo:margin-top="0cm" fo:text-align="justify" loext:contextual-spacing="false" style:justify-single-word="false"/>
      <style:text-properties fo:font-size="10pt" fo:font-style="normal" fo:font-weight="normal" fo:text-shadow="none" officeooo:paragraph-rsid="001fcb00" officeooo:rsid="0045ec7f" style:font-name="Arial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6" style:parent-style-name="Text_20_body">
      <style:paragraph-properties fo:margin-bottom="0.21cm" fo:margin-top="0cm" fo:text-align="justify" loext:contextual-spacing="false" style:justify-single-word="false"/>
      <style:text-properties fo:font-size="10pt" fo:font-style="normal" fo:font-weight="normal" fo:text-shadow="none" officeooo:paragraph-rsid="005574e3" officeooo:rsid="0045ec7f" style:font-name="Arial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7" style:parent-style-name="Text_20_body">
      <style:paragraph-properties fo:margin-bottom="0.21cm" fo:margin-top="0cm" fo:text-align="justify" loext:contextual-spacing="false" style:justify-single-word="false"/>
      <style:text-properties fo:color="#2a6099" fo:font-size="10pt" fo:font-weight="bold" officeooo:paragraph-rsid="001d9ae8" style:font-name="Arial" style:font-name-complex="Arial" style:font-size-asian="10pt" style:font-size-complex="10pt" style:font-weight-asian="bold" style:font-weight-complex="bold"/>
    </style:style>
    <style:style style:family="paragraph" style:name="P8" style:parent-style-name="Standard">
      <style:paragraph-properties fo:margin-bottom="0.21cm" fo:margin-top="0cm" fo:text-align="justify" loext:contextual-spacing="false" style:justify-single-word="false"/>
      <style:text-properties fo:color="#000000" fo:font-size="10pt" officeooo:paragraph-rsid="00540950" style:font-name="Arial" style:font-size-asian="10pt" style:font-size-complex="10pt"/>
    </style:style>
    <style:style style:family="paragraph" style:name="P9" style:parent-style-name="Standard">
      <style:paragraph-properties fo:line-height="100%" fo:margin-bottom="0.21cm" fo:margin-top="0cm" fo:text-align="center" loext:contextual-spacing="false" style:justify-single-word="false"/>
      <style:text-properties fo:color="#000000" fo:font-size="10pt" officeooo:paragraph-rsid="0057fa97" style:font-name="Arial" style:font-size-asian="10pt" style:font-size-complex="10pt"/>
    </style:style>
    <style:style style:family="paragraph" style:name="P10" style:parent-style-name="Text_20_body_20__28_user_29_">
      <style:paragraph-properties fo:margin-bottom="0.21cm" fo:margin-top="0cm" fo:text-align="center" loext:contextual-spacing="false" style:justify-single-word="false"/>
      <style:text-properties fo:color="#000000" fo:font-size="10pt" officeooo:paragraph-rsid="0057fa97" style:font-name="Arial" style:font-name-complex="Arial3" style:font-size-asian="10pt" style:font-size-complex="10pt"/>
    </style:style>
    <style:style style:family="paragraph" style:master-page-name="MP0" style:name="P11" style:parent-style-name="Text_20_body">
      <style:paragraph-properties fo:break-before="page" fo:margin-bottom="0.21cm" fo:margin-top="0cm" fo:text-align="center" loext:contextual-spacing="false" style:justify-single-word="false" style:page-number="auto"/>
      <style:text-properties fo:font-size="13pt" fo:font-style="italic" fo:font-weight="bold" officeooo:paragraph-rsid="004fdefe" officeooo:rsid="004fdefe" style:font-name="Arial" style:font-size-asian="13pt" style:font-size-complex="13pt" style:font-style-asian="italic" style:font-weight-asian="bold" style:font-weight-complex="bold"/>
    </style:style>
    <style:style style:family="paragraph" style:name="P12">
      <loext:graphic-properties draw:fill="none" draw:fill-color="#ffffff"/>
      <style:paragraph-properties style:writing-mode="lr-tb"/>
      <style:text-properties fo:font-size="6pt" fo:font-style="normal" fo:font-weight="bold" style:font-name="NewsGotT" style:font-size-asian="6pt" style:font-size-complex="6pt" style:font-style-asian="normal" style:font-style-complex="normal" style:font-weight-asian="bold" style:font-weight-complex="bold"/>
    </style:style>
    <style:style style:family="text" style:name="T1">
      <style:text-properties fo:color="#2a6099" fo:font-weight="bold" officeooo:rsid="004fdefe" style:font-weight-asian="bold" style:font-weight-complex="bold"/>
    </style:style>
    <style:style style:family="text" style:name="T2">
      <style:text-properties fo:color="#2a6099" fo:font-weight="bold" officeooo:rsid="00540950" style:font-weight-asian="bold" style:font-weight-complex="bold"/>
    </style:style>
    <style:style style:family="text" style:name="T3">
      <style:text-properties fo:color="#2a6099" fo:font-weight="bold" officeooo:rsid="005794d1" style:font-weight-asian="bold" style:font-weight-complex="bold"/>
    </style:style>
    <style:style style:family="text" style:name="T4">
      <style:text-properties fo:color="#2a6099" fo:font-weight="bold" officeooo:rsid="00588ca0" style:font-weight-asian="bold" style:font-weight-complex="bold"/>
    </style:style>
    <style:style style:family="text" style:name="T5">
      <style:text-properties fo:color="#3465a4" fo:font-weight="bold" officeooo:rsid="00540950" style:font-weight-asian="bold" style:font-weight-complex="bold"/>
    </style:style>
    <style:style style:family="text" style:name="T6">
      <style:text-properties officeooo:rsid="00540950"/>
    </style:style>
    <style:style style:family="text" style:name="T7">
      <style:text-properties officeooo:rsid="004e53cf"/>
    </style:style>
    <style:style style:family="text" style:name="T8">
      <style:text-properties fo:background-color="transparent" fo:country="ES" fo:font-style="normal" fo:font-weight="normal" fo:language="es" fo:letter-spacing="-0.004cm" loext:char-shading-value="0" officeooo:rsid="00040fc1" style:font-name="Arial1" style:font-name-complex="Arial" style:font-weight-asian="normal" style:font-weight-complex="normal" style:text-underline-style="none"/>
    </style:style>
    <style:style style:family="text" style:name="T9">
      <style:text-properties fo:background-color="transparent" fo:country="ES" fo:font-style="normal" fo:font-weight="bold" fo:language="es" fo:letter-spacing="-0.004cm" loext:char-shading-value="0" officeooo:rsid="00040fc1" style:font-name="Arial1" style:font-name-complex="Arial" style:font-weight-asian="bold" style:font-weight-complex="bold" style:text-underline-style="none"/>
    </style:style>
    <style:style style:family="text" style:name="T10">
      <style:text-properties fo:background-color="transparent" fo:country="ES" fo:font-style="normal" fo:font-weight="bold" fo:language="es" fo:letter-spacing="-0.004cm" loext:char-shading-value="0" officeooo:rsid="0024a0da" style:font-name="Arial2" style:font-name-complex="Arial" style:font-weight-asian="bold" style:font-weight-complex="bold" style:text-underline-style="none"/>
    </style:style>
    <style:style style:family="text" style:name="T11">
      <style:text-properties fo:font-weight="bold" officeooo:rsid="00149f96" style:font-weight-asian="bold" style:font-weight-complex="bold"/>
    </style:style>
    <style:style style:family="text" style:name="T12">
      <style:text-properties fo:color="#000000" fo:country="BR" fo:font-size="6pt" fo:font-style="normal" fo:font-weight="bold" fo:language="pt" style:country-asian="ES" style:country-complex="SA" style:font-name="NewsGotT" style:font-name-asian="Calibri1" style:font-name-complex="Calibri1" style:font-size-asian="6pt" style:font-size-complex="6pt" style:font-style-asian="normal" style:font-style-complex="normal" style:font-weight-asian="bold" style:font-weight-complex="bold" style:language-asian="es" style:language-complex="ar"/>
    </style:style>
    <style:style style:family="graphic" style:name="gr1">
      <style:graphic-properties draw:fill="none" draw:fill-color="#ffffff" draw:stroke="none" draw:wrap-influence-on-position="once-concurrent" fo:min-height="1.379cm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NUNCIO DE INICIO DEL TRÁMITE DE INFORMACIÓN PÚBLICA</text:p>
      <text:p text:style-name="P4"/>
      <text:p text:style-name="P5">Número de expediente: $$V_NUMEXP$$</text:p>
      <text:p text:style-name="P5">Nombre del expediente: $$V_TITULOEXP$$</text:p>
      <text:p text:style-name="P6">Fecha: $$DIA_SISTEMA$$ <text:span text:style-name="T7">de</text:span> $$MES_SISTEMA$$ <text:span text:style-name="T7">de </text:span>$$EJERCICIO_SISTEMA$$</text:p>
      <text:p text:style-name="P7"/>
      <text:p text:style-name="P8">Tomando en consideración <text:span text:style-name="T6">el procedimiento de referencia</text:span>, a la vista de l<text:span text:style-name="T6">a documentación obrante en el expediente administrativo y habida cuenta de la naturaleza del mismo, se acuerda iniciar un periodo de información pública por plazo de $$PLAZO_INFO_PUBL$$ días hábiles </text:span><text:span text:style-name="T1">[</text:span><text:span text:style-name="T2">20 </text:span><text:span text:style-name="T3">días </text:span><text:span text:style-name="T4">hábiles </text:span><text:span text:style-name="T3">como mínimo</text:span><text:span text:style-name="T1">]</text:span><text:span text:style-name="T6">, a contar desde el siguiente a la publicación en el Boletín Oficial correspondiente, en virtud de lo dispuesto en el artículo 83 de la Ley 39/2015, de 1 de octubre, del Procedimiento Administrativo Común de las Administraciones Públicas.</text:span></text:p>
      <text:p text:style-name="P8">Asimismo se indica que <text:span text:style-name="T6">la documentación relativa al procedimiento y demás de interés está disponible en</text:span><text:span text:style-name="T5"> </text:span><text:span text:style-name="T6">$$LUGAR_INFO_EXP$$, a fin de que cualquier persona pueda consultarla y formular alegaciones.</text:span></text:p>
      <text:p text:style-name="P8"/>
      <text:p text:style-name="P10"><text:span text:style-name="Fuente_20_de_20_párrafo_20_predeter."><text:span text:style-name="T10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9"><text:text-input text:description="JOOScript">${(FIRMANTES_FDO_AUXILIAR)!}</text:text-input></text:span></text:span><text:span text:style-name="T11"><text:s/></text:span><text:span text:style-name="Fuente_20_de_20_párrafo_20_predeter."><text:span text:style-name="T8"><text:text-input text:description="JOOScript">${(FIRMANTES_AUXILIAR)!}</text:text-input></text:span></text:span><text:span text:style-name="Fuente_20_de_20_párrafo_20_predeter."><text:span text:style-name="T8"><text:s/></text:span></text:span></text:p>
      <text:p text:style-name="P9"><text:span text:style-name="Fuente_20_de_20_párrafo_20_predeter."><text:span text:style-name="T8"><text:text-input text:description="JOOScript">${(FIRMANTE_DELEGACION_AUXILIAR)!}</text:text-input></text:span></text:span><text:span text:style-name="Fuente_20_de_20_párrafo_20_predeter."><text:span text:style-name="T8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NewsGotT" svg:font-family="NewsGotT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1" svg:font-family="SimSun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8pt" fo:font-weight="bold" style:font-size-asian="8pt" style:font-weight-asian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family="'Times New Roman'" style:font-family-generic="roman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hyphenation-ladder-count="no-limit"/>
      <style:text-properties fo:hyphenate="false"/>
    </style:style>
    <style:style style:name="Estilo2" style:family="paragraph" style:parent-style-name="Standard">
      <style:paragraph-properties fo:line-height="150%" fo:text-align="center" style:justify-single-word="false" fo:hyphenation-ladder-count="no-limit" fo:keep-with-next="always"/>
      <style:text-properties style:font-name="Verdana" fo:font-family="Verdana" style:font-family-generic="swiss" style:font-pitch="variable" fo:font-size="10pt" style:font-size-asian="10pt" style:font-size-complex="10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wiss" style:font-pitch-complex="variable" style:font-size-complex="11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Fuente_20_de_20_párrafo_20_predeter." style:display-name="Fuente de párrafo predeter.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family-generic="system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family-generic="system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_5f_CharLFO1LVL1" style:display-name="WW_CharLFO1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1LVL2" style:display-name="WW_CharLFO1LVL2" style:family="text">
      <style:text-properties fo:color="#000000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Wingdings" style:font-family-complex="Wingdings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2" style:display-name="WW_CharLFO2LVL2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3" style:display-name="WW_CharLFO2LVL3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4" style:display-name="WW_CharLFO2LVL4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5" style:display-name="WW_CharLFO2LVL5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6" style:display-name="WW_CharLFO2LVL6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7" style:display-name="WW_CharLFO2LVL7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8" style:display-name="WW_CharLFO2LVL8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2LVL9" style:display-name="WW_CharLFO2LVL9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•">
        <style:list-level-properties text:min-label-width="0.635cm"/>
        <style:text-properties style:font-name="StarSymbol"/>
      </text:list-level-style-bullet>
      <text:list-level-style-bullet text:level="2" text:style-name="WW_5f_CharLFO1LVL2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000000" style:font-name="Arial" fo:font-size="10pt" fo:font-style="italic" style:font-size-asian="10pt" style:font-style-asian="italic" style:font-size-complex="10pt" style:font-style-complex="italic"/>
    </style:style>
    <style:style style:name="MP2" style:family="paragraph" style:parent-style-name="Standard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color="#000000" style:font-name="Arial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$$IMG_LOGO_AYTO$$</text:p>
        <text:p text:style-name="MP2">$$TRATAMIENTO_AYTO$$ $$NOMBRE_AYTO$$</text:p>
        <text:p text:style-name="MP2">$$NIF_AYTO$$</text:p>
        <text:p text:style-name="MP2">$$DIRECCION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TELEFONO_AYTO$$</text:p>
        <text:p text:style-name="MP4">$$WEB_AYTO$$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19-09-12T10:48:57.337000000</meta:creation-date>
    <meta:editing-cycles>42</meta:editing-cycles>
    <meta:editing-duration>PT6H9M53S</meta:editing-duration>
    <dc:date>2021-02-10T11:25:58.366000000</dc:date>
    <meta:document-statistic meta:table-count="0" meta:image-count="0" meta:object-count="0" meta:page-count="1" meta:paragraph-count="14" meta:word-count="149" meta:character-count="1122" meta:non-whitespace-character-count="991"/>
    <meta:template xlink:type="simple" xlink:actuate="onRequest" xlink:title="" xlink:href="../../../CON01CPA/v01r04/CON01CPA/PRA_01.%20Providencia%20de%20alcaldía.odt/Normal"/>
  </office:meta>
</office:document-meta>
</file>